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11b" officeooo:paragraph-rsid="000ec1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7281"/>
    </style:style>
    <style:style style:name="T4" style:family="text">
      <style:text-properties officeooo:rsid="00112b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ple lines in a</text:p>
      <text:p text:style-name="P1"><text:span text:style-name="T4">libreoffice f</text:span>ile <text:span text:style-name="T3">with fo</text:span><text:span text:style-name="T2">rmat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8:53:37.629712290</meta:creation-date>
    <dc:date>2019-03-07T19:06:18.736692210</dc:date>
    <meta:editing-duration>PT6M34S</meta:editing-duration>
    <meta:editing-cycles>6</meta:editing-cycles>
    <meta:generator>LibreOffice/6.2.0.3$Linux_x86 LibreOffice_project/20$Build-3</meta:generator>
    <meta:document-statistic meta:table-count="0" meta:image-count="0" meta:object-count="0" meta:page-count="1" meta:paragraph-count="2" meta:word-count="8" meta:character-count="52" meta:non-whitespace-character-count="46"/>
  </office:meta>
</office:document-meta>
</file>